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3.401cm" style:rel-column-width="13107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5" style:family="table-cell" style:data-style-name="N2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5" style:family="table-cell" style:data-style-name="N20000">
      <style:table-cell-properties fo:background-color="transparent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3.401cm" style:rel-column-width="13107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E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5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5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7cm" table:align="margins" style:shadow="none" style:may-break-between-rows="true" table:border-model="collapsing"/>
    </style:style>
    <style:style style:name="Table3.A" style:family="table-column">
      <style:table-column-properties style:column-width="3.401cm" style:rel-column-width="13107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E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3.C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Table3.E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E4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3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5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3.E5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ableContentsLef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OrgTableContentsLef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OrgTableContentsLeft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 style:list-style-name="OrgBulletedLis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DocInfo"><text:initial-creator/></text:p>
      <text:table-of-content text:style-name="Sect1" text:name="Table of Contents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b6a3646" text:style-name="Internet_20_link" text:visited-style-name="Visited_20_Internet_20_Link">1. Simple Grid Columns</text:a></text:p>
          <text:p text:style-name="Contents_20_1"><text:a xlink:type="simple" xlink:href="#org51b28e2" text:style-name="Internet_20_link" text:visited-style-name="Visited_20_Internet_20_Link">2. Simple Grid Rows</text:a></text:p>
          <text:p text:style-name="Contents_20_1"><text:a xlink:type="simple" xlink:href="#orge10f7e4" text:style-name="Internet_20_link" text:visited-style-name="Visited_20_Internet_20_Link">3. Box List Blue</text:a></text:p>
        </text:index-body>
      </text:table-of-content>
      <text:p text:style-name="Text_20_body">While applying a table template, one can optionally choose the following:</text:p>
      <text:list text:style-name="OrgBulletedList">
        <text:list-item>
          <text:p text:style-name="P5">Number Format</text:p>
        </text:list-item>
        <text:list-item>
          <text:p text:style-name="P5">Font</text:p>
        </text:list-item>
        <text:list-item>
          <text:p text:style-name="P5">Alignment</text:p>
        </text:list-item>
        <text:list-item>
          <text:p text:style-name="P5">Borders</text:p>
        </text:list-item>
        <text:list-item>
          <text:p text:style-name="P5">Pattern</text:p>
        </text:list-item>
      </text:list>
      <text:h text:style-name="Heading_20_1" text:outline-level="1"><text:bookmark-start text:name="orgb6a3646"/>Simple Grid Columns<text:bookmark-end text:name="orgb6a3646"/></text:h>
      <text:p text:style-name="Table">Table <text:bookmark text:name="orgf6a816b"/><text:sequence text:ref-name="refTable0" text:name="Table" text:formula="ooow:Table+1" style:num-format="1">1.1</text:sequence>: Following table is styled with "Simple Grid Columns"</text:p>
      <table:table table:name="Table1" table:style-name="Table1" table:template-name="Simple Grid Columns">
        <table:table-column table:style-name="Table1.A" table:number-columns-repeated="5"/>
        <table:table-row table:style-name="Table1.1">
          <table:table-cell table:style-name="Table1.A1" office:value-type="string">
            <text:p text:style-name="P2">SGC:FirstRow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SGC:FirstColumn</text:p>
          </table:table-cell>
          <table:table-cell table:style-name="Table1.B2">
            <text:p text:style-name="P2"/>
          </table:table-cell>
          <table:table-cell table:style-name="Table1.C2" office:value-type="string">
            <text:p text:style-name="P2">SGC:OddColumn</text:p>
          </table:table-cell>
          <table:table-cell table:style-name="Table1.D2" office:value-type="string">
            <text:p text:style-name="P2">SGC:EvenColumn</text:p>
          </table:table-cell>
          <table:table-cell table:style-name="Table1.E2" office:value-type="string">
            <text:p text:style-name="P2">SGC:LastColumn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3" office:value-type="string">
            <text:p text:style-name="P2">SGC:OddRow</text:p>
          </table:table-cell>
          <table:table-cell table:style-name="Table1.C3">
            <text:p text:style-name="P2"/>
          </table:table-cell>
          <table:table-cell table:style-name="Table1.B2">
            <text:p text:style-name="P2"/>
          </table:table-cell>
          <table:table-cell table:style-name="Table1.E3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4" office:value-type="string">
            <text:p text:style-name="P2">SGC:EvenRow</text:p>
          </table:table-cell>
          <table:table-cell table:style-name="Table1.C3">
            <text:p text:style-name="P2"/>
          </table:table-cell>
          <table:table-cell table:style-name="Table1.B2">
            <text:p text:style-name="P2"/>
          </table:table-cell>
          <table:table-cell table:style-name="Table1.E3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>SGC:LastRow</text:p>
          </table:table-cell>
          <table:table-cell table:style-name="Table1.B5">
            <text:p text:style-name="P2"/>
          </table:table-cell>
          <table:table-cell table:style-name="Table1.C5">
            <text:p text:style-name="P2"/>
          </table:table-cell>
          <table:table-cell table:style-name="Table1.B5">
            <text:p text:style-name="P2"/>
          </table:table-cell>
          <table:table-cell table:style-name="Table1.E5">
            <text:p text:style-name="P2"/>
          </table:table-cell>
        </table:table-row>
      </table:table>
      <text:h text:style-name="Heading_20_1" text:outline-level="1"><text:bookmark-start text:name="org51b28e2"/>Simple Grid Rows<text:bookmark-end text:name="org51b28e2"/></text:h>
      <text:p text:style-name="Table">Table <text:bookmark text:name="org548b2be"/><text:sequence text:ref-name="refTable1" text:name="Table" text:formula="ooow:Table+1" style:num-format="1">2.1</text:sequence>: Following table is styled with "Simple Grid Rows"</text:p>
      <table:table table:name="Table2" table:style-name="Table2" table:template-name="Simple Grid Rows">
        <table:table-column table:style-name="Table2.A" table:number-columns-repeated="5"/>
        <table:table-row table:style-name="Table2.1">
          <table:table-cell table:style-name="Table2.A1" office:value-type="string">
            <text:p text:style-name="P2">SGR:FirstRow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">SGR:FirstColumn</text:p>
          </table:table-cell>
          <table:table-cell table:style-name="Table2.B2">
            <text:p text:style-name="P2"/>
          </table:table-cell>
          <table:table-cell table:style-name="Table2.C2" office:value-type="string">
            <text:p text:style-name="P2">SGR:OddColumn</text:p>
          </table:table-cell>
          <table:table-cell table:style-name="Table2.D2" office:value-type="string">
            <text:p text:style-name="P2">SGR:EvenColumn</text:p>
          </table:table-cell>
          <table:table-cell table:style-name="Table2.E2" office:value-type="string">
            <text:p text:style-name="P2">SGR:LastColumn</text:p>
          </table:table-cell>
        </table:table-row>
        <table:table-row table:style-name="Table2.1">
          <table:table-cell table:style-name="Table2.A3" office:value-type="string">
            <text:p text:style-name="P2"/>
          </table:table-cell>
          <table:table-cell table:style-name="Table2.B3" office:value-type="string">
            <text:p text:style-name="P2">SGR:OddRow</text:p>
          </table:table-cell>
          <table:table-cell table:style-name="Table2.C3">
            <text:p text:style-name="P2"/>
          </table:table-cell>
          <table:table-cell table:style-name="Table2.C3">
            <text:p text:style-name="P2"/>
          </table:table-cell>
          <table:table-cell table:style-name="Table2.E3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B4" office:value-type="string">
            <text:p text:style-name="P2">SGR:EvenRow</text:p>
          </table:table-cell>
          <table:table-cell table:style-name="Table2.B2">
            <text:p text:style-name="P2"/>
          </table:table-cell>
          <table:table-cell table:style-name="Table2.B2">
            <text:p text:style-name="P2"/>
          </table:table-cell>
          <table:table-cell table:style-name="Table2.E4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SGR:LastRow</text:p>
          </table:table-cell>
          <table:table-cell table:style-name="Table2.B5">
            <text:p text:style-name="P2"/>
          </table:table-cell>
          <table:table-cell table:style-name="Table2.B5">
            <text:p text:style-name="P2"/>
          </table:table-cell>
          <table:table-cell table:style-name="Table2.B5">
            <text:p text:style-name="P2"/>
          </table:table-cell>
          <table:table-cell table:style-name="Table2.E5">
            <text:p text:style-name="P2"/>
          </table:table-cell>
        </table:table-row>
      </table:table>
      <text:h text:style-name="Heading_20_1" text:outline-level="1"><text:bookmark-start text:name="orge10f7e4"/>Box List Blue<text:bookmark-end text:name="orge10f7e4"/></text:h>
      <text:p text:style-name="Table">Table <text:bookmark text:name="orgb3f1246"/><text:sequence text:ref-name="refTable2" text:name="Table" text:formula="ooow:Table+1" style:num-format="1">3.1</text:sequence>: Following table is styled with "Box List Blue"</text:p>
      <table:table table:name="Table3" table:style-name="Table3" table:template-name="Box List Blue">
        <table:table-column table:style-name="Table3.A" table:number-columns-repeated="5"/>
        <table:table-row table:style-name="Table3.1">
          <table:table-cell table:style-name="Table3.A1" office:value-type="string">
            <text:p text:style-name="P4">BLB:FirstRow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2" office:value-type="string">
            <text:p text:style-name="P2">BLB:FirstColumn</text:p>
          </table:table-cell>
          <table:table-cell table:style-name="Table3.B2">
            <text:p text:style-name="P2"/>
          </table:table-cell>
          <table:table-cell table:style-name="Table3.C2" office:value-type="string">
            <text:p text:style-name="P2">BLB:OddColumn</text:p>
          </table:table-cell>
          <table:table-cell table:style-name="Table3.D2" office:value-type="string">
            <text:p text:style-name="P2">BLB:EvenColumn</text:p>
          </table:table-cell>
          <table:table-cell table:style-name="Table3.E2" office:value-type="string">
            <text:p text:style-name="P2">BLB:LastColumn</text:p>
          </table:table-cell>
        </table:table-row>
        <table:table-row table:style-name="Table3.3">
          <table:table-cell table:style-name="Table3.A3" office:value-type="string">
            <text:p text:style-name="P2"/>
          </table:table-cell>
          <table:table-cell table:style-name="Table3.B3" office:value-type="string">
            <text:p text:style-name="P2">BLB:OddRow</text:p>
          </table:table-cell>
          <table:table-cell table:style-name="Table3.C3">
            <text:p text:style-name="P2"/>
          </table:table-cell>
          <table:table-cell table:style-name="Table3.C3">
            <text:p text:style-name="P2"/>
          </table:table-cell>
          <table:table-cell table:style-name="Table3.E3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B4" office:value-type="string">
            <text:p text:style-name="P2">BLB:EvenRow</text:p>
          </table:table-cell>
          <table:table-cell table:style-name="Table3.B2">
            <text:p text:style-name="P2"/>
          </table:table-cell>
          <table:table-cell table:style-name="Table3.B2">
            <text:p text:style-name="P2"/>
          </table:table-cell>
          <table:table-cell table:style-name="Table3.E4">
            <text:p text:style-name="P2"/>
          </table:table-cell>
        </table:table-row>
        <table:table-row table:style-name="Table3.1">
          <table:table-cell table:style-name="Table3.A5" office:value-type="string">
            <text:p text:style-name="P3">BLB:LastRow</text:p>
          </table:table-cell>
          <table:table-cell table:style-name="Table3.B5">
            <text:p text:style-name="P3"/>
          </table:table-cell>
          <table:table-cell table:style-name="Table3.B5">
            <text:p text:style-name="P3"/>
          </table:table-cell>
          <table:table-cell table:style-name="Table3.B5">
            <text:p text:style-name="P3"/>
          </table:table-cell>
          <table:table-cell table:style-name="Table3.E5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2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margin-top="0cm" fo:margin-bottom="0.21cm"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Locale" style:family="paragraph">
      <style:text-properties fo:language="en" fo:country="US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number:number-style style:name="N20000" number:language="en" number:country="IN">
      <number:number number:min-integer-digits="1"/>
    </number:number-style>
    <number:text-style style:name="N20100" number:language="en" number:country="IN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2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2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2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Landscape" style:page-layout-name="Mpm2">
      <style:footer>
        <text:p text:style-name="MP1"><text:page-number text:select-page="current">0</text:page-number></text:p>
      </style:footer>
    </style:master-page>
    <style:master-page style:name="OrgTitlePage" style:page-layout-name="Mpm3" style:next-style-name="OrgFrontMatterPage"/>
    <style:master-page style:name="OrgFrontMatterPage" style:page-layout-name="Mpm4">
      <style:footer>
        <text:p text:style-name="MP1"><text:page-number text:select-page="current">0</text:page-number></text:p>
      </style:footer>
    </style:master-page>
    <style:master-page style:name="OrgFirstPage" style:page-layout-name="Mpm5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Portrait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ambunathan K</meta:initial-creator>
    <meta:generator>LibreOfficeDev/7.6.0.0.alpha0$Linux_X86_64 LibreOffice_project/4bcf6d9c905e7b5558ee8d9f7f616ce61eadb8f8</meta:generator>
    <dc:date>2023-05-21T10:47:07.108193947</dc:date>
    <meta:editing-duration>PT1M33S</meta:editing-duration>
    <meta:editing-cycles>1</meta:editing-cycles>
    <meta:document-statistic meta:table-count="3" meta:image-count="0" meta:object-count="0" meta:page-count="1" meta:paragraph-count="47" meta:word-count="109" meta:character-count="735" meta:non-whitespace-character-count="677"/>
  </office:meta>
</office:document-meta>
</file>